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UriTemplateController.handleWithLiteralMapping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ValidatingViewResolv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udController.show( @ PathVariable String hot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udController.lis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BindingUriTemplateController.handle( @ PathVariable ( "hotel" ) String hotel , @ PathVariable Date date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iTemplateServletAnnotationControllerHandlerMethodTests.customRegex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TemplateServletAnnotationControllerHandlerMethodTests.explicitSubPath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thController.category( @ PathVariable int page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licitSubPathController.handleHotel( @ PathVariable String hot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6978Controller.loadEntity( @ PathVariable final String type , @ PathVariable final long id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UriTemplateController.handleSpecific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NamesController.bar( @ PathVariable String bar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6978Controller.publish( @ PathVariable final String type , @ PathVariable final long id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thController.category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UriTemplateController.initBinder( WebDataBinder binder , @ PathVariable ( "hotel" ) String hot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TemplateServletAnnotationControllerHandlerMethodTests.relativ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TemplateServletAnnotationControllerHandlerMethodTests.variableNamesWithUrlExtension( boolean use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ValidatingViewResolver.ModelValidatingViewResolver( Map &lt; String , Object &gt; attrsTo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ServletAnnotationControllerHandlerMethodTests.multiPath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ValidatingViewResolver.resolveViewName( final String view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indingUriTemplateController.handle( @ PathVariable ( "hotel" ) String hotel , @ PathVariable Date date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ServletAnnotationControllerHandlerMethod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UriTemplateController.handleVars( @ PathVariable ( "hotel" ) String hot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ServletAnnotationControllerHandlerMethodTests.simpl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udController.createOrUpdate( @ PathVariable String hot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ServletAnnotationControllerHandlerMethodTests.methodNotSupported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PathController.category( @ PathVariable String category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6978Controller.loadModule( @ PathVariable final long id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SubPathController.handleHotel( @ PathVariable String hot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Controller.lis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iewRenderingController.handle( @ PathVariable ( "hotel" ) String hotel , @ PathVariable int booking , @ PathVariable String other , @ MatrixVariable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TemplateServletAnnotationControllerHandlerMethodTests.variableName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lativePathUriTemplateController.handle( @ PathVariable ( "hotel" ) String hotel , @ PathVariable int booking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NotAllowedController.show( @ PathVariable long hotelId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nuTreeController.getFirstLevelFunctionNodes( @ PathVariable ( "var" ) String var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NotAllowedController.createOrUpdate( @ PathVariable long hotelId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leUriTemplateController.handle( @ PathVariable ( "hotel" ) String hotel , @ PathVariable int booking , @ PathVariable String other , @ MatrixVariable ( name = "q" , pathVar = "hotel" ) int qHotel , @ MatrixVariable ( name = "q" , pathVar = "other" ) int qOther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TemplateServletAnnotationControllerHandlerMethodTests.menuTre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TemplateServletAnnotationControllerHandlerMethodTests.crud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riTemplateServletAnnotationControllerHandlerMethodTests.typeConversionError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thController.category( @ PathVariable String category , @ PathVariable int page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Controller.testLatLong( @ PathVariable Double latitude , @ PathVariable Double longitude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ValidatingViewResolver.renderMergedOutputModel( Map &lt; String , Object &gt; model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udController.create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udController.remove( @ PathVariable String hotel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mbiguousUriTemplateController.handleWildCard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iTemplateController.handle( @ PathVariable ( "root" ) int root , @ MatrixVariable ( required = false , defaultValue = "7" ) String q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ServletAnnotationControllerHandlerMethodTests.pathVarsInModel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iTemplateServletAnnotationControllerHandlerMethodTests.multiple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ServletAnnotationControllerHandlerMethodTests.binding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iTemplateServletAnnotationControllerHandlerMethodTests.literalMappingWithPathParams( boolean usePath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iTemplateServletAnnotationControllerHandlerMethodTests.implicitSubPath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iableNamesController.foo( @ PathVariable String foo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ServletAnnotationControllerHandlerMethodTests.ambiguous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NotAllowedController.remove( @ PathVariable long hotelId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stomRegexController.handle( @ PathVariable ( "root" ) int root , @ PathVariable ( "params" ) String paramString , @ MatrixVariable List &lt; Integer &gt; q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ServletAnnotationControllerHandlerMethodTests.extension( boolean use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iTemplateServletAnnotationControllerHandlerMethodTests.doIt( boolean use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